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2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1" style:family="paragraph" style:parent-style-name="Text_20_body">
      <style:text-properties fo:background-color="#ffcc99"/>
    </style:style>
    <style:style style:name="P52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text-indent="0.0398in" style:auto-text-indent="false"/>
    </style:style>
    <style:style style:name="P5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050c5f" officeooo:paragraph-rsid="0005fff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5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66" style:family="paragraph" style:parent-style-name="Text_20_body">
      <style:paragraph-properties fo:margin-left="0.4925in" fo:margin-right="0in" fo:text-indent="0.0783in" style:auto-text-indent="false"/>
    </style:style>
    <style:style style:name="P67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3">
      <style:text-properties fo:background-color="#ffffcc"/>
    </style:style>
    <style:style style:name="P73" style:family="paragraph" style:parent-style-name="Heading_20_3">
      <style:paragraph-properties fo:break-before="page"/>
      <style:text-properties fo:background-color="#ffffcc"/>
    </style:style>
    <style:style style:name="P74" style:family="paragraph" style:parent-style-name="Heading_20_4">
      <style:text-properties officeooo:paragraph-rsid="00182caa"/>
    </style:style>
    <style:style style:name="P75" style:family="paragraph" style:parent-style-name="Heading_20_4">
      <style:text-properties officeooo:paragraph-rsid="0021bee4"/>
    </style:style>
    <style:style style:name="P76" style:family="paragraph" style:parent-style-name="Heading_20_4">
      <style:paragraph-properties fo:break-before="page"/>
      <style:text-properties officeooo:paragraph-rsid="0023220b"/>
    </style:style>
    <style:style style:name="P77" style:family="paragraph" style:parent-style-name="Heading_20_4">
      <style:text-properties officeooo:paragraph-rsid="002336d3"/>
    </style:style>
    <style:style style:name="P78" style:family="paragraph" style:parent-style-name="Heading_20_4">
      <style:text-properties officeooo:paragraph-rsid="0029f8b9"/>
    </style:style>
    <style:style style:name="P79" style:family="paragraph" style:parent-style-name="Heading_20_4">
      <style:text-properties officeooo:paragraph-rsid="002bd889" fo:background-color="#ff9966"/>
    </style:style>
    <style:style style:name="P80" style:family="paragraph" style:parent-style-name="Heading_20_4">
      <style:paragraph-properties fo:break-before="page"/>
      <style:text-properties fo:background-color="#ff9966"/>
    </style:style>
    <style:style style:name="P81" style:family="paragraph" style:parent-style-name="Heading_20_4">
      <style:paragraph-properties fo:break-before="page"/>
    </style:style>
    <style:style style:name="P82" style:family="paragraph" style:parent-style-name="Heading_20_4">
      <style:paragraph-properties fo:keep-together="auto" fo:keep-with-next="auto"/>
    </style:style>
    <style:style style:name="P83" style:family="paragraph" style:parent-style-name="Heading_20_4">
      <style:text-properties fo:font-weight="bold" style:font-weight-asian="bold" style:font-weight-complex="bold"/>
    </style:style>
    <style:style style:name="P84" style:family="paragraph" style:parent-style-name="Heading_20_5">
      <style:paragraph-properties fo:break-before="page"/>
    </style:style>
    <style:style style:name="P85" style:family="paragraph" style:parent-style-name="Heading_20_5">
      <style:text-properties officeooo:paragraph-rsid="0030b390" fo:background-color="transparent"/>
    </style:style>
    <style:style style:name="P86" style:family="paragraph" style:parent-style-name="Heading_20_5">
      <style:text-properties officeooo:paragraph-rsid="002d6a24"/>
    </style:style>
    <style:style style:name="P87" style:family="paragraph" style:parent-style-name="Heading_20_5">
      <style:text-properties officeooo:paragraph-rsid="0030b390"/>
    </style:style>
    <style:style style:name="P88" style:family="paragraph" style:parent-style-name="Heading_20_5">
      <style:text-properties officeooo:paragraph-rsid="0032abfb"/>
    </style:style>
    <style:style style:name="P89" style:family="paragraph" style:parent-style-name="Standard" style:list-style-name="L4"/>
    <style:style style:name="P90" style:family="paragraph" style:parent-style-name="Standard" style:list-style-name="L5"/>
    <style:style style:name="P91" style:family="paragraph" style:parent-style-name="Standard" style:list-style-name="L10"/>
    <style:style style:name="P92" style:family="paragraph" style:parent-style-name="Standard" style:list-style-name="L13"/>
    <style:style style:name="P93" style:family="paragraph" style:parent-style-name="Standard" style:list-style-name="L20"/>
    <style:style style:name="P94" style:family="paragraph" style:parent-style-name="Standard" style:list-style-name="L24">
      <style:text-properties fo:font-weight="bold" fo:background-color="#ff0000" style:font-weight-asian="bold" style:font-weight-complex="bold"/>
    </style:style>
    <style:style style:name="P95" style:family="paragraph" style:parent-style-name="Standard" style:list-style-name="L27"/>
    <style:style style:name="P96" style:family="paragraph" style:parent-style-name="Standard" style:list-style-name="L30"/>
    <style:style style:name="P97" style:family="paragraph" style:parent-style-name="Standard" style:list-style-name="L34"/>
    <style:style style:name="P98" style:family="paragraph" style:parent-style-name="Standard" style:list-style-name="L35"/>
    <style:style style:name="P99" style:family="paragraph" style:parent-style-name="Text_20_body" style:list-style-name="L1"/>
    <style:style style:name="P100" style:family="paragraph" style:parent-style-name="Text_20_body" style:list-style-name="L2"/>
    <style:style style:name="P101" style:family="paragraph" style:parent-style-name="Text_20_body" style:list-style-name="L3"/>
    <style:style style:name="P102" style:family="paragraph" style:parent-style-name="Text_20_body" style:list-style-name="L3">
      <style:text-properties fo:background-color="#ff9966"/>
    </style:style>
    <style:style style:name="P103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4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5" style:family="paragraph" style:parent-style-name="Text_20_body" style:list-style-name="L6"/>
    <style:style style:name="P106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7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8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9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10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11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2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3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4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5" style:family="paragraph" style:parent-style-name="Text_20_body" style:list-style-name="L8">
      <style:text-properties style:use-window-font-color="true" loext:opacity="0%"/>
    </style:style>
    <style:style style:name="P116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7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8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9" style:family="paragraph" style:parent-style-name="Text_20_body" style:list-style-name="L9">
      <style:text-properties style:use-window-font-color="true" loext:opacity="0%"/>
    </style:style>
    <style:style style:name="P120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21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2" style:family="paragraph" style:parent-style-name="Text_20_body" style:list-style-name="L13">
      <style:text-properties style:use-window-font-color="true" loext:opacity="0%" fo:font-weight="normal" style:font-weight-asian="normal" style:font-weight-complex="normal"/>
    </style:style>
    <style:style style:name="P123" style:family="paragraph" style:parent-style-name="Text_20_body" style:list-style-name="L1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4" style:family="paragraph" style:parent-style-name="Text_20_body" style:list-style-name="L22">
      <style:paragraph-properties fo:margin-left="0in" fo:margin-right="0in" fo:text-indent="0.0783in" style:auto-text-indent="false"/>
      <style:text-properties style:use-window-font-color="true" loext:opacity="0%"/>
    </style:style>
    <style:style style:name="P125" style:family="paragraph" style:parent-style-name="Text_20_body" style:list-style-name="L23">
      <style:paragraph-properties fo:margin-left="0in" fo:margin-right="0in" fo:text-indent="0.0783in" style:auto-text-indent="false"/>
      <style:text-properties style:use-window-font-color="true" loext:opacity="0%"/>
    </style:style>
    <style:style style:name="P126" style:family="paragraph" style:parent-style-name="Text_20_body" style:list-style-name="L25">
      <style:text-properties style:use-window-font-color="true" loext:opacity="0%"/>
    </style:style>
    <style:style style:name="P127" style:family="paragraph" style:parent-style-name="Text_20_body" style:list-style-name="L26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8" style:family="paragraph" style:parent-style-name="Text_20_body" style:list-style-name="L32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9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30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31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2" style:family="paragraph" style:parent-style-name="Text_20_body" style:list-style-name="L28">
      <style:text-properties officeooo:rsid="002e60cc" officeooo:paragraph-rsid="002e60cc" fo:background-color="transparent"/>
    </style:style>
    <style:style style:name="P133" style:family="paragraph" style:parent-style-name="Text_20_body" style:list-style-name="L11"/>
    <style:style style:name="P134" style:family="paragraph" style:parent-style-name="Text_20_body" style:list-style-name="L14">
      <style:text-properties style:text-underline-style="none" fo:font-weight="normal" style:font-weight-asian="normal" style:font-weight-complex="normal"/>
    </style:style>
    <style:style style:name="P135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6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6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39" style:family="paragraph" style:parent-style-name="Text_20_body" style:list-style-name="L18">
      <style:paragraph-properties fo:margin-left="0.9846in" fo:margin-right="0in" fo:text-indent="0.0783in" style:auto-text-indent="false"/>
    </style:style>
    <style:style style:name="P140" style:family="paragraph" style:parent-style-name="Text_20_body" style:list-style-name="L18">
      <style:paragraph-properties fo:margin-left="0.4925in" fo:margin-right="0in" fo:text-indent="0.0783in" style:auto-text-indent="false"/>
    </style:style>
    <style:style style:name="P141" style:family="paragraph" style:parent-style-name="Text_20_body" style:list-style-name="L19">
      <style:paragraph-properties fo:margin-left="0in" fo:margin-right="0in" fo:text-indent="0in" style:auto-text-indent="false"/>
    </style:style>
    <style:style style:name="P142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3" style:family="paragraph" style:parent-style-name="Text_20_body" style:list-style-name="L21" style:master-page-name="">
      <style:paragraph-properties fo:margin-top="0in" fo:margin-bottom="0in" style:contextual-spacing="false" style:page-number="auto"/>
    </style:style>
    <style:style style:name="P144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</style:style>
    <style:style style:name="P145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</style:style>
    <style:style style:name="P146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7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0000"/>
    </style:style>
    <style:style style:name="P148" style:family="paragraph" style:parent-style-name="Text_20_body" style:list-style-name="L22">
      <style:paragraph-properties fo:margin-left="0in" fo:margin-right="0in" fo:text-indent="0.0783in" style:auto-text-indent="false"/>
    </style:style>
    <style:style style:name="P149" style:family="paragraph" style:parent-style-name="Text_20_body" style:list-style-name="L26">
      <style:paragraph-properties fo:margin-top="0in" fo:margin-bottom="0in" style:contextual-spacing="false"/>
    </style:style>
    <style:style style:name="P150" style:family="paragraph" style:parent-style-name="Text_20_body" style:list-style-name="L27">
      <style:paragraph-properties fo:margin-left="0.4925in" fo:margin-right="0in" fo:text-indent="0in" style:auto-text-indent="false"/>
    </style:style>
    <style:style style:name="P151" style:family="paragraph" style:parent-style-name="Text_20_body" style:list-style-name="L28">
      <style:text-properties officeooo:paragraph-rsid="002e60cc"/>
    </style:style>
    <style:style style:name="P152" style:family="paragraph" style:parent-style-name="Text_20_body" style:list-style-name="L29"/>
    <style:style style:name="P153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4" style:family="paragraph" style:parent-style-name="Text_20_body" style:list-style-name="L30">
      <style:paragraph-properties fo:margin-left="0.9846in" fo:margin-right="0in" fo:text-indent="0in" style:auto-text-indent="false"/>
    </style:style>
    <style:style style:name="P155" style:family="paragraph" style:parent-style-name="Text_20_body" style:list-style-name="L30">
      <style:paragraph-properties fo:margin-left="0in" fo:margin-right="0in" fo:text-indent="0in" style:auto-text-indent="false"/>
    </style:style>
    <style:style style:name="P156" style:family="paragraph" style:parent-style-name="Text_20_body" style:list-style-name="L32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7" style:family="paragraph" style:parent-style-name="Text_20_body" style:list-style-name="L33"/>
    <style:style style:name="P158" style:family="paragraph" style:parent-style-name="Text_20_body" style:list-style-name="L35">
      <style:paragraph-properties fo:margin-left="0in" fo:margin-right="0in" fo:text-indent="0.0398in" style:auto-text-indent="false"/>
    </style:style>
    <style:style style:name="P159" style:family="paragraph" style:parent-style-name="Text_20_body" style:list-style-name="L34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0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_5b_RPG_5d__20_Táblázat_20_-_20_Fortély_20_hatás" style:list-style-name="L12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background-color="#ff0000" loext:char-shading-value="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="DejaVu Sans" style:font-name-asian="DejaVu Sans" style:font-name-complex="DejaVu Sans"/>
    </style:style>
    <style:style style:name="T21" style:family="text">
      <style:text-properties style:font-name="Nimbus Roman No9 L1" style:font-name-asian="Sans Serif" style:font-name-complex="Tahoma2"/>
    </style:style>
    <style:style style:name="T22" style:family="text">
      <style:text-properties fo:background-color="#ff9966" loext:char-shading-value="0"/>
    </style:style>
    <style:style style:name="T23" style:family="text">
      <style:text-properties fo:font-size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background-color="#ff6633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4b12c"/>
    </style:style>
    <style:style style:name="T30" style:family="text">
      <style:text-properties officeooo:rsid="0005fff7"/>
    </style:style>
    <style:style style:name="T31" style:family="text">
      <style:text-properties officeooo:rsid="000909af"/>
    </style:style>
    <style:style style:name="T32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4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5" style:family="text">
      <style:text-properties officeooo:rsid="000e863f"/>
    </style:style>
    <style:style style:name="T36" style:family="text">
      <style:text-properties officeooo:rsid="002809ec"/>
    </style:style>
    <style:style style:name="T37" style:family="text">
      <style:text-properties officeooo:rsid="002e350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rissítve: 20<text:span text:style-name="T31">2</text:span><text:span text:style-name="T29">3</text:span>.<text:span text:style-name="T31">1</text:span><text:span text:style-name="T36">2</text:span>.<text:span text:style-name="T36">06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7">Képzettségek (fejlesztés)<text:tab/>2</text:p>
          <text:p text:style-name="P68">Problémák (megoldandók) (képzettségek)<text:tab/>2</text:p>
          <text:p text:style-name="P69">Rejtőzés vs Észlelés - PROB_KEPZETTSEGEK_#8.<text:tab/>2</text:p>
          <text:p text:style-name="P69">Méregismeret - PROB_KEPZETTSEGEK_#22.<text:tab/>2</text:p>
          <text:p text:style-name="P68">TODO (kidolgozandók) (képzettségek)<text:tab/>2</text:p>
          <text:p text:style-name="P69">Képzettségek leírását kidolgozni – TODO_KEPZETTSEGEK_#22.<text:tab/>2</text:p>
          <text:p text:style-name="P69">Képzettségek kifejtői, képzetlen próba, biztos tudás - TODO_KEPZETTSEGEK_#3.<text:tab/>2</text:p>
          <text:p text:style-name="P69">Ellenpróbás szituációk fejezete - TODO_KEPZETTSEGEK_#7.<text:tab/>2</text:p>
          <text:p text:style-name="P69">Gyógyítás kidolgozása - TODO_KEPZETTSEGEK_#8.<text:tab/>3</text:p>
          <text:p text:style-name="P67">Fortélyok (fejlesztés)<text:tab/>4</text:p>
          <text:p text:style-name="P68">Alapelvek fortélyok kidolgozásához<text:tab/>4</text:p>
          <text:p text:style-name="P69">Fortély „Táp kategóriák”<text:tab/>4</text:p>
          <text:p text:style-name="P67">Harcrendszer (fejlesztés)<text:tab/>6</text:p>
          <text:p text:style-name="P68">Problémák (megoldandók) (harcrendszer)<text:tab/>6</text:p>
          <text:p text:style-name="P69">Testrészre támadás – PROB_HARC_#59.✅<text:tab/>6</text:p>
          <text:p text:style-name="P69">Nem harci sebződések – PROB_HARC_#57.✅<text:tab/>6</text:p>
          <text:p text:style-name="P69">Tapasztalati szint és Mágia célzása – PROB_HARC_#60.✅<text:tab/>6</text:p>
          <text:p text:style-name="P69">Harci helyzetek – PROB_HARC_#51.✅<text:tab/>7</text:p>
          <text:p text:style-name="P70">Rávetődés hátulról<text:tab/>7</text:p>
          <text:p text:style-name="P70">Mögékerülés<text:tab/>7</text:p>
          <text:p text:style-name="P70">Visszafogott csapás /Harc az ellenfél elfogásáért<text:tab/>8</text:p>
          <text:p text:style-name="P69">Garott használat - PROB_HARC_#11.✅<text:tab/>8</text:p>
          <text:p text:style-name="P68">TODO (kidolgozandók) (harcrendszer)<text:tab/>9</text:p>
          <text:p text:style-name="P69">Pajzsok, Alkarvédők – TODO_HARC_#15.✅<text:tab/>9</text:p>
          <text:p text:style-name="P69">Hajítófegyverek – TODO_HARC_#32.✅<text:tab/>10</text:p>
          <text:p text:style-name="P70">Speciális fegyver hajítása✅<text:tab/>10</text:p>
          <text:p text:style-name="P70">Slan csillag✅<text:tab/>10</text:p>
          <text:p text:style-name="P69">Fegyverek – TODO_HARC_#27.<text:tab/>11</text:p>
          <text:p text:style-name="P70">Fegyverek minősége<text:tab/>11</text:p>
          <text:p text:style-name="P70">Konkrét fegyverek tulajdonságai<text:tab/>11</text:p>
          <text:p text:style-name="P70">Harc egyedi fegyverekkel<text:tab/>11</text:p>
          <text:p text:style-name="P70">Hárítófegyverek<text:tab/>11</text:p>
          <text:p text:style-name="P69">Emberméret-módosító fegyveres harcban – TODO_HARC_#10.<text:tab/>12</text:p>
          <text:p text:style-name="P69">Átlagemberek szintje, értékei – TODO_HARC_#18.<text:tab/>12</text:p>
          <text:p text:style-name="P69">Megterheltség, kimerültség – TODO_HARC_#20.<text:tab/>12</text:p>
          <text:p text:style-name="P69">Manőverek – TODO_HARC_#33.<text:tab/>12</text:p>
          <text:p text:style-name="P69">Harci fortélyok – TODO_HARC_#35.<text:tab/>12</text:p>
          <text:p text:style-name="P69">Mozgási sebesség – TODO_HARC_#39.<text:tab/>12</text:p>
          <text:p text:style-name="P69">Távolsági harcrendszer – TODO_HARC_#36.<text:tab/>13</text:p>
          <text:p text:style-name="P69">Védő Érték regenerálódása, tartós VÉ csökkenés – TODO_HARC_#60.<text:tab/>13</text:p>
          <text:p text:style-name="P69">Lovas harc és fortélyaik – TODO_HARC_#31.<text:tab/>15</text:p>
          <text:p text:style-name="P70">Lovas roham<text:tab/>16</text:p>
          <text:p text:style-name="P70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2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2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3351891330" text:style-name="L1">
        <text:list-item>
          <text:p text:style-name="P99"><text:soft-page-break/>Mi az alapeset</text:p>
        </text:list-item>
        <text:list-item>
          <text:p text:style-name="P99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2766106417" text:style-name="L2">
        <text:list-item>
          <text:p text:style-name="P100">Átfogó képzettség (része: Sebgyógyítás, Orvoslás)</text:p>
        </text:list-item>
        <text:list-item>
          <text:p text:style-name="P100">Kultúrkörhöz kötött (kuruzslók, stb)</text:p>
        </text:list-item>
        <text:list-item>
          <text:p text:style-name="P100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1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5">Ezek a kategóriák </text:span><text:span text:style-name="T16">csak</text:span><text:span text:style-name="T15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1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250411400240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250411402544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250411404272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250411394480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25041140571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250411406864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1372120052" text:style-name="L3">
        <text:list-item>
          <text:p text:style-name="P101">Képzettségeket (KP igényük 1:1-ben számít be)</text:p>
        </text:list-item>
        <text:list-item>
          <text:p text:style-name="P102">Fortélyok (nehéz a KP-sítésük..., esetleg annak a fortélynak a táp-kategória KP-igénye)</text:p>
        </text:list-item>
        <text:list-item>
          <text:p text:style-name="P101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250411409168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25041140283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7">(?)</text:span></text:p>
          </table:table-cell>
          <table:table-cell table:style-name="Táblázat2.C2" office:value-type="string">
            <text:p text:style-name="P18">0 KP <text:span text:style-name="T17">(?)</text:span></text:p>
          </table:table-cell>
        </table:table-row>
        <table:table-row table:style-name="TableLine225041140081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250411403696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250411395632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25041139476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250411407440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8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238950328" text:style-name="L4">
        <text:list-item>
          <text:p text:style-name="P89">Tfh az első oszlopot használjuk (1. verzió)</text:p>
        </text:list-item>
        <text:list-item>
          <text:p text:style-name="P89">Megsaccoljuk, hogy mennyire tápos és azt mondjuk, hogy ez pl. a 3. táp-kategóriába tesszük</text:p>
        </text:list-item>
        <text:list-item>
          <text:p text:style-name="P103">Így a követelményekre 80KP-t kell költeni. Jelenleg:</text:p>
        </text:list-item>
        <text:list-item>
          <text:p text:style-name="P89">Harcmodor-6.szint: 46KP</text:p>
        </text:list-item>
        <text:list-item>
          <text:p text:style-name="P89">Ügyesség +1 <text:s/><text:span text:style-name="T20">→</text:span><text:span text:style-name="T21"> 10KP</text:span></text:p>
        </text:list-item>
        <text:list-item>
          <text:p text:style-name="P104">Összesen: 46+10=56KP, tehát még 80-56=24KP-nyi követelményt kéne betenni.</text:p>
        </text:list-item>
      </text:list>
      <text:p text:style-name="P42"/>
      <text:p text:style-name="P64"/>
      <text:p text:style-name="P65">IDÁIG MARKDOWNBA KONVERTÁLVA✅</text:p>
      <text:p text:style-name="P41"/>
      <text:h text:style-name="P71" text:outline-level="1"><text:bookmark-start text:name="__RefHeading___Toc16791_1791843891"/>Harcrendszer (fejlesztés)<text:bookmark-end text:name="__RefHeading___Toc16791_1791843891"/></text:h>
      <text:h text:style-name="P72" text:outline-level="3"><text:bookmark-start text:name="__RefHeading___Toc16793_1791843891"/>Problémák (megoldandók) (harcrendszer)<text:bookmark-end text:name="__RefHeading___Toc16793_1791843891"/></text:h>
      <text:h text:style-name="P74" text:outline-level="4"><text:bookmark-start text:name="__RefHeading___Toc16795_1791843891"/>Testrészre támadás<text:span text:style-name="T1"> – PROB_HARC_#59.</text:span><text:span text:style-name="T34">✅</text:span><text:bookmark-end text:name="__RefHeading___Toc16795_1791843891"/></text:h>
      <text:list xml:id="list211821515" text:style-name="L5">
        <text:list-item>
          <text:p text:style-name="P90">A Harci anatómia erre is adjon bónuszt..?</text:p>
        </text:list-item>
      </text:list>
      <text:h text:style-name="P74" text:outline-level="4"><text:bookmark-start text:name="__RefHeading___Toc16797_1791843891"/>Nem harci sebződések – PROB_HARC_#57.<text:span text:style-name="T33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P75" text:outline-level="4"><text:bookmark-start text:name="__RefHeading___Toc16799_1791843891"/>Tapasztalati szint és Mágia célzása <text:span text:style-name="T1">– PROB_HARC_#60.</text:span><text:span text:style-name="T34">✅</text:span><text:bookmark-end text:name="__RefHeading___Toc16799_1791843891"/></text:h>
      <text:p text:style-name="P40">A varázslók hogyan célozzanak ha lőni akarnak pl. tüzet, villámot, stb?</text:p>
      <text:p text:style-name="P40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3">20<text:span text:style-name="T30">22</text:span>.0<text:span text:style-name="T30">7</text:span>.<text:span text:style-name="T30">27</text:span>: Alapb<text:span text:style-name="T23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0"/>
      <text:p text:style-name="Text_20_body"/>
      <text:h text:style-name="P76" text:outline-level="4"><text:bookmark-start text:name="__RefHeading___Toc16801_1791843891"/>Harci helyzetek – PROB_HARC_#51.<text:span text:style-name="T34">✅</text:span>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1617561497" text:style-name="L6">
        <text:list-item>
          <text:p text:style-name="P105">Követelmény: Meglepetés, vagy Észrevétlen támadás kell hozzá (Sikeres Lopakodás)</text:p>
        </text:list-item>
        <text:list-item>
          <text:p text:style-name="P106">Tehát olyan, mint egy sikeres Manőver Előkészítés, ami után lehet dobni a Végrehajtást, azaz:</text:p>
        </text:list-item>
        <text:list-item>
          <text:p text:style-name="P108">Sima sikeres támadás +20 TÉ-vel. De az már túl könnyű! Mert a meglepetés is pluszt ad (+20 TÉ)!</text:p>
        </text:list-item>
        <text:list-item>
          <text:p text:style-name="P109"><text:span text:style-name="_5b_RPG_5d__20_Kiemelt_20_kifejezés"><text:span text:style-name="T4">Megérzés:</text:span></text:span></text:p>
        </text:list-item>
        <text:list-item>
          <text:p text:style-name="P107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3968610939" text:style-name="L7">
        <text:list-item>
          <text:p text:style-name="P111">Ha Manőver, a KM ne mondja el rögtön, hogy sikerült-e a próba. <text:span text:style-name="T27">Csak a kör ??? végén.</text:span></text:p>
        </text:list-item>
        <text:list-item>
          <text:p text:style-name="P113">Mennyi időbe telik a mögékerülés????</text:p>
        </text:list-item>
        <text:list-item>
          <text:p text:style-name="P111">Csak Manőver-próbából áll</text:p>
        </text:list-item>
        <text:list-item>
          <text:p text:style-name="P110">Hogyan férhet hozzá egy karakter a társ által takart ellenfélhez?</text:p>
        </text:list-item>
        <text:list-item>
          <text:p text:style-name="P112">Nyílt terepen?</text:p>
        </text:list-item>
        <text:list-item>
          <text:p text:style-name="P112">És folyósón?</text:p>
        </text:list-item>
        <text:list-item>
          <text:p text:style-name="P110">Hogyan tud a hátába kerülni?</text:p>
        </text:list-item>
        <text:list-item>
          <text:p text:style-name="P114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4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4004609844" text:style-name="L8">
        <text:list-item>
          <text:list>
            <text:list-item>
              <text:p text:style-name="P115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5">Alkalmatlan fegyverrel</text:p>
              <text:list>
                <text:list-item>
                  <text:p text:style-name="P116">TÉ: -20</text:p>
                </text:list-item>
                <text:list-item>
                  <text:p text:style-name="P117">kardok, buzogányok, stb</text:p>
                </text:list-item>
              </text:list>
            </text:list-item>
            <text:list-item>
              <text:p text:style-name="P115">Félig alkalmas fegyverrel</text:p>
              <text:list>
                <text:list-item>
                  <text:p text:style-name="P116">TÉ: -10</text:p>
                </text:list-item>
              </text:list>
            </text:list-item>
            <text:list-item>
              <text:p text:style-name="P115">Alkalmas fegyverrel</text:p>
              <text:list>
                <text:list-item>
                  <text:p text:style-name="P115">nincs levonás</text:p>
                </text:list-item>
                <text:list-item>
                  <text:p text:style-name="P118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49"/>
      <text:h text:style-name="P77" text:outline-level="4"><text:bookmark-start text:name="__RefHeading___Toc16809_1791843891"/><text:span text:style-name="_5b_RPG_5d__20_Kiemelt_20_kifejezés"><text:span text:style-name="T22">Garott használat <text:s/>- <text:s/>PROB_HARC_#11.</text:span></text:span><text:span text:style-name="_5b_RPG_5d__20_Kiemelt_20_kifejezés"><text:span text:style-name="T34">✅</text:span></text:span><text:bookmark-end text:name="__RefHeading___Toc16809_1791843891"/></text:h>
      <text:list xml:id="list3484328184" text:style-name="L9">
        <text:list-item>
          <text:p text:style-name="P119">Csak Közelharc harcmodorban lehet használni</text:p>
        </text:list-item>
        <text:list-item>
          <text:p text:style-name="P119">Követelmény: Orvtámadás fortély <text:s/>(1.fok) + Észrevétlen támadás</text:p>
        </text:list-item>
        <text:list-item>
          <text:p text:style-name="P119">Sebzés: 1.körben +8 SP, később körönkén<text:span text:style-name="T1">t +4 SP.</text:span></text:p>
        </text:list-item>
        <text:list-item>
          <text:p text:style-name="P119">Szabadulás: </text:p>
        </text:list-item>
        <text:list-item>
          <text:p text:style-name="P121">Belharci szitu?</text:p>
        </text:list-item>
        <text:list-item>
          <text:p text:style-name="P120">TÉ: -30 ; VÉ: -40</text:p>
        </text:list-item>
      </text:list>
      <text:list xml:id="list902753236" text:style-name="L10">
        <text:list-item>
          <text:p text:style-name="P91">A Garott használója is kiszolgáltatott külső támadó ellen:</text:p>
        </text:list-item>
        <text:list-item>
          <text:p text:style-name="P129">Élő pajzs „manőver”: beforgatni magad elé az áldozatot, hogy ne férjenek hozzád. Ezt hogy?</text:p>
        </text:list-item>
        <text:list-item>
          <text:p text:style-name="P91">Harc helyhez kötve</text:p>
        </text:list-item>
      </text:list>
      <text:p text:style-name="P43"/>
      <text:p text:style-name="P44"/>
      <text:p text:style-name="P44">Lapozz egyet a harci kidolgozandókhoz!</text:p>
      <text:p text:style-name="P48"><text:s/>↓</text:p>
      <text:h text:style-name="P73" text:outline-level="3"><text:bookmark-start text:name="__RefHeading___Toc16811_1791843891"/>TODO (kidolgozandók) (harcrendszer)<text:bookmark-end text:name="__RefHeading___Toc16811_1791843891"/></text:h>
      <text:h text:style-name="P78" text:outline-level="4"><text:bookmark-start text:name="__RefHeading___Toc16815_1791843891"/><text:span text:style-name="T28">Pajzsok, Alkarvédők</text:span> <text:span text:style-name="_5b_RPG_5d__20_Kiemelt_20_kifejezés"><text:s/>– TODO_HARC_#15.</text:span><text:span text:style-name="_5b_RPG_5d__20_Kiemelt_20_kifejezés"><text:span text:style-name="T34">✅</text:span></text:span><text:bookmark-end text:name="__RefHeading___Toc16815_1791843891"/></text:h>
      <text:list xml:id="list127944043" text:style-name="L11">
        <text:list-item>
          <text:p text:style-name="P133"><text:span text:style-name="_5b_RPG_5d__20_Kiemelt_20_kifejezés"><text:span text:style-name="T26">csökkenthetné a Sebességet... vagy növelné a fegyver sebesség limit értékét</text:span></text:span></text:p>
        </text:list-item>
        <text:list-item>
          <text:p text:style-name="P133"><text:span text:style-name="_5b_RPG_5d__20_Kiemelt_20_kifejezés"><text:span text:style-name="T26">pajzs korlátai: milyen képzettségeket ne lehessen vele használni? (Illetve mekkora bünti) Vagy erre simán jó az MGT?</text:span></text:span></text:p>
        </text:list-item>
        <text:list-item>
          <text:p text:style-name="P133"><text:span text:style-name="_5b_RPG_5d__20_Kiemelt_20_kifejezés"><text:span text:style-name="T26">pajzs STP</text:span></text:span></text:p>
        </text:list-item>
      </text:list>
      <text:p text:style-name="Text_20_body"><text:span text:style-name="_5b_RPG_5d__20_Kiemelt_20_kifejezés"><text:span text:style-name="T26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250411714080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250411706016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250411709472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250411710624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250411715232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25041170400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665353657" text:style-name="L12">
              <text:list-item>
                <text:p text:style-name="P160">A TÉ levonás csökken (lásd a táblázatot)</text:p>
              </text:list-item>
              <text:list-item>
                <text:p text:style-name="P162">MGT számítson itt? Vagy határok legyenek?</text:p>
              </text:list-item>
            </text:list>
            <text:p text:style-name="P32">2.fok: </text:p>
            <text:list xml:id="list225122203147459" text:continue-list="list2665353657" text:style-name="L12">
              <text:list-item text:start-value="1">
                <text:p text:style-name="P160">A TÉ levonás csökken (lásd a táblázatot)</text:p>
              </text:list-item>
              <text:list-item>
                <text:p text:style-name="P160">MGT: harcban nem érvényesül a pajzs MGT büntetése.</text:p>
              </text:list-item>
              <text:list-item>
                <text:p text:style-name="P160">Támadhatsz is a pajzzsal.</text:p>
              </text:list-item>
              <text:list-item>
                <text:p text:style-name="P161">Ha csak pajzs van nálad, akkor azzal</text:p>
              </text:list-item>
              <text:list-item>
                <text:p text:style-name="P161">Ha fegyver is van nálad: akkor VAGY a fegyverrel VAGY a pajzzsal támadhatsz.</text:p>
              </text:list-item>
              <text:list-item>
                <text:p text:style-name="P160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3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6">Fegyver</text:p>
          </table:table-cell>
          <table:table-cell table:style-name="Táblázat57.A2" office:value-type="string">
            <text:p text:style-name="P56">SP</text:p>
          </table:table-cell>
          <table:table-cell table:style-name="Táblázat57.A2" office:value-type="string">
            <text:p text:style-name="P56">Átütés</text:p>
          </table:table-cell>
          <table:table-cell table:style-name="Táblázat57.A2" office:value-type="string">
            <text:p text:style-name="P56">Pengehossz</text:p>
          </table:table-cell>
          <table:table-cell table:style-name="Táblázat57.A2" office:value-type="string">
            <text:p text:style-name="P56">KÉ</text:p>
          </table:table-cell>
          <table:table-cell table:style-name="Táblázat57.A2" office:value-type="string">
            <text:p text:style-name="P56">TÉ</text:p>
          </table:table-cell>
          <table:table-cell table:style-name="Táblázat57.A2" office:value-type="string">
            <text:p text:style-name="P56">VÉ</text:p>
          </table:table-cell>
          <table:table-cell table:style-name="Táblázat57.A2" office:value-type="string">
            <text:p text:style-name="P57">Sebesség</text:p>
          </table:table-cell>
          <table:table-cell table:style-name="Táblázat57.I2" office:value-type="string">
            <text:p text:style-name="P5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><text:soft-page-break/></text:p>
      <text:list xml:id="list545946237" text:style-name="L13">
        <text:list-item>
          <text:p text:style-name="P92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2">Pajzs MGT-ket meghatározni (Hátra kapva kevesebb levonás)</text:p>
        </text:list-item>
      </text:list>
      <text:list xml:id="list195716167" text:style-name="L14">
        <text:list-item>
          <text:p text:style-name="P134">Pajzs vs. erőből forgatott fegyver</text:p>
        </text:list-item>
      </text:list>
      <text:list xml:id="list2834959426" text:style-name="L15">
        <text:list-item>
          <text:p text:style-name="P123">A csapás védése is fájdalmas lehet (esetleg plusz VÉ csökkenés az erőbónusz arányában?)</text:p>
        </text:list-item>
        <text:list-item>
          <text:p text:style-name="P123">Márk: Erő különbség számít, zúzó fegyverek (???)</text:p>
        </text:list-item>
      </text:list>
      <text:list xml:id="list1492353858" text:style-name="L16">
        <text:list-item>
          <text:p text:style-name="P135">Harc csak pajzzsal</text:p>
        </text:list-item>
        <text:list-item>
          <text:p text:style-name="P136">Egyes fegyverek sebzése csökkenjen, ha a másik kézben pajzs van. Pl. az olyanoké, amikre másik kézzel rá szoktak segíteni.</text:p>
        </text:list-item>
        <text:list-item>
          <text:p text:style-name="P136">Láncos fegyverek ellen nem véd a pajzs (vagy csak kevesebbet)</text:p>
        </text:list-item>
        <text:list-item>
          <text:p text:style-name="P137">Kis pajzs nem véd</text:p>
        </text:list-item>
        <text:list-item>
          <text:p text:style-name="P137">Közepes és nagy pajzs VÉ-je feleződik</text:p>
        </text:list-item>
      </text:list>
      <text:list xml:id="list830889325" text:style-name="L17">
        <text:list-item>
          <text:p text:style-name="P138">Ha egy karakter kard + pajzs kombóval harcol és a kardot kiverik a kezéből, akkor milyen harcértékekkel harcol tovább?</text:p>
        </text:list-item>
      </text:list>
      <text:list xml:id="list23045960" text:style-name="L18">
        <text:list-item>
          <text:p text:style-name="P139"><text:span text:style-name="T13">Pajzshasználat 1.foknál:</text:span> levonás a TÉ-re ?? vagy pajzsának TÉ-je: 0</text:p>
        </text:list-item>
        <text:list-item>
          <text:p text:style-name="P139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0">Közrefogás esetén csak a 3. ellenféltől kezdődik a plusz ellenfelenként járó -10VÉ</text:p>
        </text:list-item>
        <text:list-item>
          <text:p text:style-name="P139">Kérdés: milyen méretű pajzstól kezdve?</text:p>
        </text:list-item>
      </text:list>
      <text:h text:style-name="P79" text:outline-level="4"><text:bookmark-start text:name="__RefHeading___Toc16817_1791843891"/>Hajítófegyverek <text:s/>– TODO_HARC_#32.<text:span text:style-name="_5b_RPG_5d__20_Kiemelt_20_kifejezés"><text:span text:style-name="T34">✅</text:span></text:span><text:bookmark-end text:name="__RefHeading___Toc16817_1791843891"/></text:h>
      <text:h text:style-name="P86" text:outline-level="5"><text:bookmark-start text:name="__RefHeading___Toc16819_1791843891"/>Speciális fegyver hajítása<text:span text:style-name="_5b_RPG_5d__20_Kiemelt_20_kifejezés"><text:span text:style-name="T34">✅</text:span></text:span>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7">2-vel</text:span> emelkedik.</text:p>
      <text:h text:style-name="P86" text:outline-level="5"><text:bookmark-start text:name="__RefHeading___Toc16821_1791843891"/>Slan csillag<text:span text:style-name="_5b_RPG_5d__20_Kiemelt_20_kifejezés"><text:span text:style-name="T34">✅</text:span></text:span>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5">Esetleg lehetne nagyobb sebzése, de az SFÉ 2x, vagy 3x annyit védjen ellene.</text:p>
      <text:p text:style-name="Standard"/>
      <text:h text:style-name="P80" text:outline-level="4"><text:bookmark-start text:name="__RefHeading___Toc16823_1791843891"/>Fegyverek – TODO_HARC_#27.<text:bookmark-end text:name="__RefHeading___Toc16823_1791843891"/></text:h>
      <text:h text:style-name="P85" text:outline-level="5"><text:bookmark-start text:name="__RefHeading___Toc16825_1791843891"/>Fegyverek minősége <text:span text:style-name="_5b_RPG_5d__20_Kiemelt_20_kifejezés"><text:span text:style-name="T34">✅</text:span></text:span>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250411632528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250411634256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35">+1 sebzés</text:span></text:p>
          </table:table-cell>
        </table:table-row>
        <table:table-row table:style-name="TableLine225041163108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250411630224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452290558" text:style-name="L19">
        <text:list-item>
          <text:p text:style-name="P141">Számszeríjnál -10CÉ (vagy több) kategóriánként, mert ott súlyosabb a pontatlanság.</text:p>
        </text:list-item>
      </text:list>
      <text:h text:style-name="P87" text:outline-level="5"><text:bookmark-start text:name="__RefHeading___Toc16827_1791843891"/>Konkrét fegyverek tulajdonságai<text:span text:style-name="_5b_RPG_5d__20_Kiemelt_20_kifejezés"><text:span text:style-name="T34">✅</text:span></text:span><text:bookmark-end text:name="__RefHeading___Toc16827_1791843891"/></text:h>
      <text:list xml:id="list2386523231" text:style-name="L20">
        <text:list-item>
          <text:p text:style-name="P93">hárítótőrre figyelni</text:p>
        </text:list-item>
        <text:list-item>
          <text:p text:style-name="P93">Páncélszúró tőrök! -&gt; Alacsonyabb harcérték, de van nagy átütése!!</text:p>
        </text:list-item>
        <text:list-item>
          <text:p text:style-name="P93">alabárd talán a legjobb páncélok ellen. Nagy átütés!!</text:p>
        </text:list-item>
        <text:list-item>
          <text:p text:style-name="P93">parittya: lehet nagy sebzése, de az SFÉ duplán számítson ellene (vagy SFÉ bónusz)</text:p>
        </text:list-item>
        <text:list-item>
          <text:p text:style-name="P93">hajítótőr: legyen kevésbé halálos. A történelemben se jött be igazán. SFÉ bónusz esetleg..</text:p>
        </text:list-item>
        <text:list-item>
          <text:p text:style-name="P93">jatagán != handzsár</text:p>
        </text:list-item>
        <text:list-item>
          <text:p text:style-name="P93">rapír nagy fegyverek ellen </text:p>
        </text:list-item>
        <text:list-item>
          <text:p text:style-name="P142">Olyan fegyver ellen, amik nem háríthatóak csuklóból: VÉ csökk??</text:p>
        </text:list-item>
        <text:list-item>
          <text:p text:style-name="P142">Pusztító fegyverek ellen fokozottan!!!</text:p>
        </text:list-item>
        <text:list-item>
          <text:p text:style-name="P142"><text:span text:style-name="T15">Sokkal</text:span> könnyebb ellene a fegyvertörés</text:p>
        </text:list-item>
      </text:list>
      <text:p text:style-name="P66"/>
      <text:h text:style-name="P87" text:outline-level="5"><text:bookmark-start text:name="__RefHeading___Toc16831_1791843891"/>Harc egyedi fegyverekkel<text:span text:style-name="_5b_RPG_5d__20_Kiemelt_20_kifejezés"><text:span text:style-name="T34">✅</text:span></text:span><text:bookmark-end text:name="__RefHeading___Toc16831_1791843891"/></text:h>
      <text:p text:style-name="Text_20_body">Például: ostor, garott, korbács</text:p>
      <text:p text:style-name="P11"/>
      <text:h text:style-name="P88" text:outline-level="5"><text:bookmark-start text:name="__RefHeading___Toc16833_1791843891"/>Hárítófegyverek<text:span text:style-name="_5b_RPG_5d__20_Kiemelt_20_kifejezés"><text:span text:style-name="T34">✅</text:span></text:span><text:bookmark-end text:name="__RefHeading___Toc16833_1791843891"/></text:h>
      <text:p text:style-name="Text_20_body">Kapcsolódó fortély: „<text:span text:style-name="T13">Hárítófegyver-használat</text:span>”</text:p>
      <text:list xml:id="list3559582197" text:style-name="L21">
        <text:list-item>
          <text:p text:style-name="P143">Alkarvédő </text:p>
        </text:list-item>
        <text:list-item>
          <text:p text:style-name="P144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5">Köpeny</text:p>
        </text:list-item>
        <text:list-item>
          <text:p text:style-name="P146">TODO</text:p>
        </text:list-item>
        <text:list-item>
          <text:p text:style-name="P145">Csatakesztyű</text:p>
        </text:list-item>
        <text:list-item>
          <text:p text:style-name="P146">TODO</text:p>
        </text:list-item>
        <text:list-item>
          <text:p text:style-name="P130">Tonfa: értékeit lásd a „Közelharci fegyverek harcértékei” fejezetben</text:p>
        </text:list-item>
        <text:list-item>
          <text:p text:style-name="P131">spec: <text:span text:style-name="T17">TODO</text:span></text:p>
        </text:list-item>
        <text:list-item>
          <text:p text:style-name="P130">Fejvadászkard: értékeit lásd a „Közelharci fegyverek harcértékei” fejezetben</text:p>
        </text:list-item>
        <text:list-item>
          <text:p text:style-name="P131">spec: <text:span text:style-name="T17">TODO</text:span></text:p>
        </text:list-item>
      </text:list>
      <text:p text:style-name="P11"/>
      <text:p text:style-name="Standard"/>
      <text:h text:style-name="P81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1303927649" text:style-name="L22">
        <text:list-item>
          <text:p text:style-name="P124">Harcértékeket be kellene lőni.</text:p>
        </text:list-item>
        <text:list-item>
          <text:p text:style-name="P148"><text:span text:style-name="_5b_RPG_5d__20_Kiemelt_20_kifejezés"><text:span text:style-name="T26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5">TODO: kidolgozni</text:p>
      <text:p text:style-name="P54">342. oldal az D20 alapkönyvben.</text:p>
      <text:list xml:id="list4169191174" text:style-name="L23">
        <text:list-item>
          <text:p text:style-name="P125"><text:span text:style-name="_5b_RPG_5d__20_Kiemelt_20_kifejezés"><text:span text:style-name="T26">A Tartós Kimerültség </text:span></text:span><text:span text:style-name="_5b_RPG_5d__20_Kiemelt_20_kifejezés"><text:span text:style-name="T19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220453062" text:style-name="L24">
        <text:list-item>
          <text:p text:style-name="P94">Átnézni az össze Manővert a táblázatban, ami piros, azt javítani/kidolgozni (követelményekkel)</text:p>
        </text:list-item>
      </text:list>
      <text:list xml:id="list1198611106" text:style-name="L25">
        <text:list-item>
          <text:p text:style-name="P126">Ha elfogy a MFP, hogy legyen növelhető? (+10 KP elég béna)</text:p>
        </text:list-item>
        <text:list-item>
          <text:p text:style-name="P126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2833073198" text:style-name="L26">
        <text:list-item>
          <text:p text:style-name="P149">Van még 5-6, ami kidolgozatlan és elég sok apró hiány, vagy kérdéses (besárgított) rész a többiben</text:p>
        </text:list-item>
        <text:list-item>
          <text:p text:style-name="P127"><text:span text:style-name="_5b_RPG_5d__20_Kiemelt_20_kifejezés"><text:span text:style-name="T26">Távoltartás harci fortély - kidolg. (vagy ez manőver?)</text:span></text:span></text:p>
        </text:list-item>
      </text:list>
      <text:h text:style-name="P82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4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5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</text:span></text:span><text:soft-page-break/><text:span text:style-name="_5b_RPG_5d__20_Kiemelt_20_kifejezés"><text:span text:style-name="T25"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1926160339" text:style-name="L27">
        <text:list-item>
          <text:p text:style-name="P95">Lövészet, Hajítás: halálosak. Talán túlságosan is.</text:p>
        </text:list-item>
        <text:list-item>
          <text:p text:style-name="P150">Túl kicsi a fej szorzója</text:p>
        </text:list-item>
        <text:list-item>
          <text:p text:style-name="P150">sima nyíl: <text:span text:style-name="T37">0</text:span> átütés, kis sebzés legyen</text:p>
        </text:list-item>
      </text:list>
      <text:list xml:id="list1105632130" text:style-name="L28">
        <text:list-item>
          <text:p text:style-name="P151"><text:span text:style-name="T19">1.3.12 Lőfegyverek harcértékei (Harcrendszer dok)</text:span></text:p>
          <text:list>
            <text:list-item>
              <text:p text:style-name="P151"><text:span text:style-name="T19">A </text:span>Sebzést és Átütést a nyílhegy is meghatározza! <text:span text:style-name="T17">TODO</text:span></text:p>
            </text:list-item>
            <text:list-item>
              <text:p text:style-name="P151"><text:span text:style-name="T22">1 helyen rögzített „lengő” anyagok könnyen megfoghatják a lövedékeket (pl. száradó ruha).</text:span></text:p>
            </text:list-item>
          </text:list>
        </text:list-item>
        <text:list-item>
          <text:p text:style-name="P132">A lőfegyver Sebzés-típusa: Szúró</text:p>
        </text:list-item>
      </text:list>
      <text:h text:style-name="P83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47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6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250411633968">
          <table:table-cell table:style-name="Táblázat48.A1" office:value-type="string">
            <text:p text:style-name="P53">A kör pihenéssel töltött idő alatt:</text:p>
            <text:p text:style-name="P53">VÉ regenerálódás = 50 + (Edzettség*10)</text:p>
          </table:table-cell>
        </table:table-row>
      </table:table>
      <text:p text:style-name="Text_20_body"/>
      <text:list xml:id="list3759457338" text:style-name="L29">
        <text:list-item>
          <text:p text:style-name="P152">Ha a harc nem ért véget, de épp csak méregetik egymást az ellenfelek, akkor egy kicsi visszatérhetne... Mondjuk a -30-on felüli rész...? De ez megint nem jó, mert az Edzettségtől <text:span text:style-name="T15">nagyon</text:span> függ!!</text:p>
        </text:list-item>
      </text:list>
      <text:p text:style-name="Text_20_body"/>
      <text:p text:style-name="P14">A sebesülésből adódó VÉ levonások </text:p>
      <text:list xml:id="list4171376105" text:style-name="L30">
        <text:list-item>
          <text:p text:style-name="P96">pihenéssel NEM regenerálódnak!</text:p>
        </text:list-item>
        <text:list-item>
          <text:p text:style-name="P96">Tartós VÉ csökkenés: </text:p>
        </text:list-item>
        <text:list-item>
          <text:p text:style-name="P153">a.) 3 x ÉP veszteség</text:p>
        </text:list-item>
        <text:list-item>
          <text:p text:style-name="P154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3760729307" text:style-name="L31">
        <text:list-item>
          <text:p text:style-name="P147">b.) Mi lenne, ha ugyanannyi lenne a tartós VÉ levonás, mint a TÉ levonások?! Az lehet h kevés...</text:p>
        </text:list-item>
      </text:list>
      <text:p text:style-name="P12"/>
      <text:list xml:id="list225121239375693" text:continue-list="list4171376105" text:style-name="L30">
        <text:list-item text:start-value="1">
          <text:p text:style-name="P155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28">Ide kitalálni valamit a goblin-mészárlással VÉ-visszanyerést folytató idióták ellen..</text:span></text:p>
      <text:p text:style-name="Standard"/>
      <text:h text:style-name="P81" text:outline-level="4"><text:bookmark-start text:name="__RefHeading___Toc16855_1791843891"/>Lovas harc és fortélyaik – <text:span text:style-name="T14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2">Lovas harc</text:span></text:span><text:span text:style-name="_5b_RPG_5d__20_OK"><text:span text:style-name="T10">” fortély leírását!!!</text:span></text:span></text:p>
      <text:p text:style-name="P50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6">Módosítók</text:span>:</text:p>
      <text:p text:style-name="P54">(Ezekhez nem adódik hozzá pluszban a Harc magasabbról módosítója!)</text:p>
      <text:list xml:id="list416316372" text:style-name="L32">
        <text:list-item>
          <text:p text:style-name="P156">Körbevéve, beszorítva: ???</text:p>
        </text:list-item>
        <text:list-item>
          <text:p text:style-name="P128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5">Követelmények</text:span>: </text:p>
      <text:list xml:id="list2758500438" text:style-name="L33">
        <text:list-item>
          <text:p text:style-name="P157">Lovaglás képzettségpróba <text:span text:style-name="T17">xx</text:span> célszám ellen</text:p>
        </text:list-item>
        <text:list-item>
          <text:p text:style-name="P157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3254216586" text:style-name="L34">
        <text:list-item>
          <text:p text:style-name="P97"><text:span text:style-name="T17">xx </text:span>TÉ, <text:span text:style-name="T17">xx </text:span>VÉ</text:p>
        </text:list-item>
      </text:list>
      <text:p text:style-name="P2">A KM további [<text:span text:style-name="T17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5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5">Követelmények</text:span>: </text:p>
      <text:list xml:id="list2539435206" text:style-name="L35">
        <text:list-item>
          <text:p text:style-name="P98">Lovaglás képzettségpróba <text:span text:style-name="T17">xx</text:span>-as célszám ellen</text:p>
        </text:list-item>
        <text:list-item>
          <text:p text:style-name="P158">Megfelelő mennyiségű hely a begyorsuláshoz (KM dönt)</text:p>
        </text:list-item>
      </text:list>
      <text:p text:style-name="Text_20_body"><text:span text:style-name="T16">Módosítók</text:span>:</text:p>
      <text:list xml:id="list225121416289968" text:continue-list="list3254216586" text:style-name="L34">
        <text:list-item text:start-value="1">
          <text:p text:style-name="P159"><text:span text:style-name="T17">xx </text:span>TÉ, <text:span text:style-name="T17">xx </text:span>VÉ</text:p>
        </text:list-item>
      </text:list>
      <text:p text:style-name="P54">(Ezekhez nem adódik hozzá pluszban a Harc magasabbról módosítója!)</text:p>
      <text:p text:style-name="P54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6T22:50:01.779000000</dc:date>
    <meta:editing-cycles>46</meta:editing-cycles>
    <meta:editing-duration>PT23H8M43S</meta:editing-duration>
    <meta:document-statistic meta:table-count="9" meta:image-count="0" meta:object-count="0" meta:page-count="14" meta:paragraph-count="415" meta:word-count="3159" meta:character-count="21497" meta:non-whitespace-character-count="18804"/>
    <meta:user-defined meta:name="Információ 1"/>
    <meta:user-defined meta:name="Információ 2"/>
    <meta:user-defined meta:name="Információ 3"/>
    <meta:user-defined meta:name="Információ 4"/>
  </office:meta>
</office:document-meta>
</file>